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F" svg:font-family="" style:font-family-generic="roman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1.8445in"/>
    </style:style>
    <style:style style:name="co10" style:family="table-column">
      <style:table-column-properties fo:break-before="auto" style:column-width="1.9209in"/>
    </style:style>
    <style:style style:name="co11" style:family="table-column">
      <style:table-column-properties fo:break-before="auto" style:column-width="2.3154in"/>
    </style:style>
    <style:style style:name="co12" style:family="table-column">
      <style:table-column-properties fo:break-before="auto" style:column-width="2.6161in"/>
    </style:style>
    <style:style style:name="co13" style:family="table-column">
      <style:table-column-properties fo:break-before="auto" style:column-width="1.852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0.7866in"/>
    </style:style>
    <style:style style:name="co16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schultze-jena1938_5f_cahu11">
      <style:table-properties table:display="true" style:writing-mode="lr-tb"/>
    </style:style>
    <style:style style:name="ta6" style:family="table" style:master-page-name="PageStyle_5f_good1979_5f_chic12">
      <style:table-properties table:display="true" style:writing-mode="lr-tb"/>
    </style:style>
    <style:style style:name="ta7" style:family="table" style:master-page-name="PageStyle_5f_pike-small1974_5f_coat11">
      <style:table-properties table:display="true" style:writing-mode="lr-tb"/>
    </style:style>
    <style:style style:name="ta8" style:family="table" style:master-page-name="PageStyle_5f_stark1986_5f_colo11">
      <style:table-properties table:display="true" style:writing-mode="lr-tb"/>
    </style:style>
    <style:style style:name="ta9" style:family="table" style:master-page-name="PageStyle_5f_pike-oram1976_5f_diux11">
      <style:table-properties table:display="true" style:writing-mode="lr-tb"/>
    </style:style>
    <style:style style:name="ta10" style:family="table" style:master-page-name="PageStyle_5f_auderset-hernandez2020_5f_dura11">
      <style:table-properties table:display="true" style:writing-mode="lr-tb"/>
    </style:style>
    <style:style style:name="ta11" style:family="table" style:master-page-name="PageStyle_5f_dyk-stoudt1965_5f_gran11">
      <style:table-properties table:display="true" style:writing-mode="lr-tb"/>
    </style:style>
    <style:style style:name="ta12" style:family="table" style:master-page-name="PageStyle_5f_pike-cowan1967_5f_huaj11">
      <style:table-properties table:display="true" style:writing-mode="lr-tb"/>
    </style:style>
    <style:style style:name="ta13" style:family="table" style:master-page-name="PageStyle_5f_pensinger1974_5f_jami11">
      <style:table-properties table:display="true" style:writing-mode="lr-tb"/>
    </style:style>
    <style:style style:name="ta14" style:family="table" style:master-page-name="PageStyle_5f_bradley1970_5f_jica11">
      <style:table-properties table:display="true" style:writing-mode="lr-tb"/>
    </style:style>
    <style:style style:name="ta15" style:family="table" style:master-page-name="PageStyle_5f_overholt1961_5f_metl11">
      <style:table-properties table:display="true" style:writing-mode="lr-tb"/>
    </style:style>
    <style:style style:name="ta16" style:family="table" style:master-page-name="PageStyle_5f_pike-ibach1978_5f_mixt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ce22" style:family="table-cell" style:parent-style-name="Default">
      <style:table-cell-properties fo:background-color="transparen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Gill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3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 office:value-type="string" calcext:value-type="string">
            <text:p>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õ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ac11" table:style-name="ta2"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at11" table:style-name="ta3">
        <office:forms form:automatic-focus="false" form:apply-design-mode="false"/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1012" table:default-cell-style-name="ce10"/>
        <table:table-column table:style-name="co4" table:number-columns-repeated="5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6"/>
        </table:table-row>
        <table:table-row table:style-name="ro1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column table:style-name="co4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7"/>
        </table:table-row>
        <table:table-row table:style-name="ro1" table:number-rows-repeated="104845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ahu11" table:style-name="ta5"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ce8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ic02" table:style-name="ta1">
        <table:table-column table:style-name="co1" table:number-columns-repeated="64" table:default-cell-style-name="ce8"/>
        <table:table-column table:style-name="co1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ic12" table:style-name="ta6">
        <table:table-column table:style-name="co4" table:number-columns-repeated="6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number-columns-repeated="2"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t͡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 office:value-type="string" calcext:value-type="string">
            <text:p>t͡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 office:value-type="string" calcext:value-type="string">
            <text:p>t͡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at11" table:style-name="ta7">
        <table:table-column table:style-name="co2" table:number-columns-repeated="6" table:default-cell-style-name="ce10"/>
        <table:table-column table:style-name="co9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͡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͡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͡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͡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5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5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5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1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1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1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5e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5e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5e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1e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1e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1e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5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5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5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1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1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1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5ɨ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5ɨ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5ɨ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1ɨ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1ɨ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1ɨ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5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5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5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1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1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1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5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5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5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1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1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1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8">
        <table:table-column table:style-name="co4" table:number-columns-repeated="64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c11" table:style-name="ta1">
        <table:table-column table:style-name="co1" table:number-columns-repeated="64" table:default-cell-style-name="ce8"/>
        <table:table-column table:style-name="co1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pa11" table:style-name="ta1">
        <table:table-column table:style-name="co1" table:number-columns-repeated="63" table:default-cell-style-name="ce8"/>
        <table:table-column table:style-name="co1" table:number-columns-repeated="960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ʈ͡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ux11" table:style-name="ta9">
        <table:table-column table:style-name="co2" table:number-columns-repeated="5" table:default-cell-style-name="ce10"/>
        <table:table-column table:style-name="co10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2"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t͡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 office:value-type="string" calcext:value-type="string">
            <text:p>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 office:value-type="string" calcext:value-type="string">
            <text:p><text:span text:style-name="T4">ã1a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 office:value-type="string" calcext:value-type="string">
            <text:p>ã1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 office:value-type="string" calcext:value-type="string">
            <text:p><text:span text:style-name="T4">ã1a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 office:value-type="string" calcext:value-type="string">
            <text:p>ã1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 office:value-type="string" calcext:value-type="string">
            <text:p>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 office:value-type="string" calcext:value-type="string">
            <text:p>ã3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 office:value-type="string" calcext:value-type="string">
            <text:p>ã3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 office:value-type="string" calcext:value-type="string">
            <text:p>ã3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 office:value-type="string" calcext:value-type="string">
            <text:p>ã3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 office:value-type="string" calcext:value-type="string">
            <text:p>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 office:value-type="string" calcext:value-type="string">
            <text:p>a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 office:value-type="string" calcext:value-type="string">
            <text:p>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 office:value-type="string" calcext:value-type="string">
            <text:p>ã5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 office:value-type="string" calcext:value-type="string">
            <text:p>ã5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 office:value-type="string" calcext:value-type="string">
            <text:p>ã5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 office:value-type="string" calcext:value-type="string">
            <text:p>ã5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ẽ1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 office:value-type="string" calcext:value-type="string">
            <text:p><text:span text:style-name="T4">ẽ1e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 office:value-type="string" calcext:value-type="string">
            <text:p>ẽ1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 office:value-type="string" calcext:value-type="string">
            <text:p><text:span text:style-name="T4">ẽ1e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 office:value-type="string" calcext:value-type="string">
            <text:p>ẽ1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 office:value-type="string" calcext:value-type="string">
            <text:p>ẽ3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 office:value-type="string" calcext:value-type="string">
            <text:p>ẽ3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 office:value-type="string" calcext:value-type="string">
            <text:p>ẽ3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 office:value-type="string" calcext:value-type="string">
            <text:p>ẽ3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 office:value-type="string" calcext:value-type="string">
            <text:p>ẽ3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 office:value-type="string" calcext:value-type="string">
            <text:p>ẽ5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 office:value-type="string" calcext:value-type="string">
            <text:p>e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 office:value-type="string" calcext:value-type="string">
            <text:p>ẽ51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 office:value-type="string" calcext:value-type="string">
            <text:p>ẽ5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 office:value-type="string" calcext:value-type="string">
            <text:p>ẽ5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 office:value-type="string" calcext:value-type="string">
            <text:p>ẽ5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 office:value-type="string" calcext:value-type="string">
            <text:p>ẽ5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 office:value-type="string" calcext:value-type="string">
            <text:p>ĩ1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 office:value-type="string" calcext:value-type="string">
            <text:p>ĩ1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 office:value-type="string" calcext:value-type="string">
            <text:p>ĩ1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 office:value-type="string" calcext:value-type="string">
            <text:p>ĩ1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 office:value-type="string" calcext:value-type="string">
            <text:p>i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 office:value-type="string" calcext:value-type="string">
            <text:p>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 office:value-type="string" calcext:value-type="string">
            <text:p>ĩ3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 office:value-type="string" calcext:value-type="string">
            <text:p>ĩ3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 office:value-type="string" calcext:value-type="string">
            <text:p>ĩ3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 office:value-type="string" calcext:value-type="string">
            <text:p>ĩ3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 office:value-type="string" calcext:value-type="string">
            <text:p>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 office:value-type="string" calcext:value-type="string">
            <text:p>i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 office:value-type="string" calcext:value-type="string">
            <text:p>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 office:value-type="string" calcext:value-type="string">
            <text:p>ĩ5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 office:value-type="string" calcext:value-type="string">
            <text:p>ĩ5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 office:value-type="string" calcext:value-type="string">
            <text:p>ĩ5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 office:value-type="string" calcext:value-type="string">
            <text:p>ĩ5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ɨ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 office:value-type="string" calcext:value-type="string">
            <text:p>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 office:value-type="string" calcext:value-type="string">
            <text:p><text:span text:style-name="T4">ɨ̃1ɨ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 office:value-type="string" calcext:value-type="string">
            <text:p>ɨ̃1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 office:value-type="string" calcext:value-type="string">
            <text:p><text:span text:style-name="T4">ɨ̃1ɨ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 office:value-type="string" calcext:value-type="string">
            <text:p>ɨ̃1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 office:value-type="string" calcext:value-type="string">
            <text:p>ɨ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 office:value-type="string" calcext:value-type="string">
            <text:p>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 office:value-type="string" calcext:value-type="string">
            <text:p>ɨ̃3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 office:value-type="string" calcext:value-type="string">
            <text:p>ɨ̃3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 office:value-type="string" calcext:value-type="string">
            <text:p>ɨ̃3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 office:value-type="string" calcext:value-type="string">
            <text:p>ɨ̃3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 office:value-type="string" calcext:value-type="string">
            <text:p>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 office:value-type="string" calcext:value-type="string">
            <text:p>ɨ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 office:value-type="string" calcext:value-type="string">
            <text:p>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 office:value-type="string" calcext:value-type="string">
            <text:p>ɨ̃5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 office:value-type="string" calcext:value-type="string">
            <text:p>ɨ̃5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 office:value-type="string" calcext:value-type="string">
            <text:p>ɨ̃5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 office:value-type="string" calcext:value-type="string">
            <text:p>ɨ̃5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o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 office:value-type="string" calcext:value-type="string">
            <text:p><text:span text:style-name="T4">õ1o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 office:value-type="string" calcext:value-type="string">
            <text:p>õ1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 office:value-type="string" calcext:value-type="string">
            <text:p><text:span text:style-name="T4">õ1o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 office:value-type="string" calcext:value-type="string">
            <text:p>õ1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 office:value-type="string" calcext:value-type="string">
            <text:p>o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 office:value-type="string" calcext:value-type="string">
            <text:p>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 office:value-type="string" calcext:value-type="string">
            <text:p>õ3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 office:value-type="string" calcext:value-type="string">
            <text:p>õ3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 office:value-type="string" calcext:value-type="string">
            <text:p>õ3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 office:value-type="string" calcext:value-type="string">
            <text:p>õ3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 office:value-type="string" calcext:value-type="string">
            <text:p>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 office:value-type="string" calcext:value-type="string">
            <text:p>o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 office:value-type="string" calcext:value-type="string">
            <text:p>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 office:value-type="string" calcext:value-type="string">
            <text:p>õ5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 office:value-type="string" calcext:value-type="string">
            <text:p>õ5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 office:value-type="string" calcext:value-type="string">
            <text:p>õ5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 office:value-type="string" calcext:value-type="string">
            <text:p>õ5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 office:value-type="string" calcext:value-type="string">
            <text:p>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 office:value-type="string" calcext:value-type="string">
            <text:p><text:span text:style-name="T4">ũ1u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 office:value-type="string" calcext:value-type="string">
            <text:p>ũ1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 office:value-type="string" calcext:value-type="string">
            <text:p><text:span text:style-name="T4">ũ1u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 office:value-type="string" calcext:value-type="string">
            <text:p>ũ1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 office:value-type="string" calcext:value-type="string">
            <text:p>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 office:value-type="string" calcext:value-type="string">
            <text:p>ũ3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 office:value-type="string" calcext:value-type="string">
            <text:p>ũ3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 office:value-type="string" calcext:value-type="string">
            <text:p>ũ3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 office:value-type="string" calcext:value-type="string">
            <text:p>ũ3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 office:value-type="string" calcext:value-type="string">
            <text:p>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 office:value-type="string" calcext:value-type="string">
            <text:p>u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 office:value-type="string" calcext:value-type="string">
            <text:p>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 office:value-type="string" calcext:value-type="string">
            <text:p>ũ5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 office:value-type="string" calcext:value-type="string">
            <text:p>ũ5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 office:value-type="string" calcext:value-type="string">
            <text:p>ũ5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 office:value-type="string" calcext:value-type="string">
            <text:p>ũ5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ura11" table:style-name="ta10">
        <table:table-column table:style-name="co2" table:number-columns-repeated="64" table:default-cell-style-name="ce10"/>
        <table:table-column table:style-name="co2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 office:value-type="string" calcext:value-type="string">
            <text:p>ⁿd͡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n11" table:style-name="ta11">
        <office:forms form:automatic-focus="false" form:apply-design-mode="false"/>
        <table:table-column table:style-name="co4" table:number-columns-repeated="6" table:default-cell-style-name="ce10"/>
        <table:table-column table:style-name="co11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56"/>
          <table:table-cell table:style-name="Default"/>
          <table:table-cell table:number-columns-repeated="959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2"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ami11" table:style-name="ta13">
        <table:table-column table:style-name="co4" table:number-columns-repeated="5" table:default-cell-style-name="ce6"/>
        <table:table-column table:style-name="co12" table:default-cell-style-name="ce6"/>
        <table:table-column table:style-name="co4" table:number-columns-repeated="1017" table:default-cell-style-name="ce6"/>
        <table:table-column table:style-name="co1" table:default-cell-style-name="ce22"/>
        <table:table-row table:style-name="ro1">
          <table:table-cell table:style-name="ce19" office:value-type="string" calcext:value-type="string">
            <text:p>Grapheme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̀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̀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̀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4">
        <table:table-column table:style-name="co4" table:number-columns-repeated="64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atat11.$A$1" table:cell-range-address="$jica11.$A$1:.$E$53"/>
        </table:named-expressions>
      </table:table>
      <table:table table:name="metl11" table:style-name="ta15">
        <table:table-column table:style-name="co4" table:number-columns-repeated="64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ixt11" table:style-name="ta16"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̢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atat11.$A$1" table:cell-range-address="$mixt11.$A$1:.$E$39"/>
        </table:named-expressions>
      </table:table>
      <table:table table:name="ocot11" table:style-name="ta1">
        <office:forms form:automatic-focus="false" form:apply-design-mode="false"/>
        <table:table-column table:style-name="co1" table:number-columns-repeated="6" table:default-cell-style-name="ce8"/>
        <table:table-column table:style-name="co13" table:default-cell-style-name="ce8"/>
        <table:table-column table:style-name="co1" table:number-columns-repeated="57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 table:number-rows-repeated="1048453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peno11" table:style-name="ta17">
        <table:table-column table:style-name="co2" table:number-columns-repeated="64" table:default-cell-style-name="ce10"/>
        <table:table-column table:style-name="co2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 office:value-type="string" calcext:value-type="string">
            <text:p>ã1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 office:value-type="string" calcext:value-type="string">
            <text:p>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 office:value-type="string" calcext:value-type="string">
            <text:p>ã3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 office:value-type="string" calcext:value-type="string">
            <text:p>ã3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 office:value-type="string" calcext:value-type="string">
            <text:p>ã35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 office:value-type="string" calcext:value-type="string">
            <text:p>ã3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 office:value-type="string" calcext:value-type="string">
            <text:p>ã3̃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 office:value-type="string" calcext:value-type="string">
            <text:p>ã3̃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 office:value-type="string" calcext:value-type="string">
            <text:p>ã3̃a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 office:value-type="string" calcext:value-type="string">
            <text:p>ã3̃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 office:value-type="string" calcext:value-type="string">
            <text:p>ã5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 office:value-type="string" calcext:value-type="string">
            <text:p>ẽ1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 office:value-type="string" calcext:value-type="string">
            <text:p>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 office:value-type="string" calcext:value-type="string">
            <text:p>ẽ3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 office:value-type="string" calcext:value-type="string">
            <text:p>ẽ3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 office:value-type="string" calcext:value-type="string">
            <text:p>ẽ35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 office:value-type="string" calcext:value-type="string">
            <text:p>ẽ3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 office:value-type="string" calcext:value-type="string">
            <text:p>ẽ3̃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 office:value-type="string" calcext:value-type="string">
            <text:p>ẽ3̃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 office:value-type="string" calcext:value-type="string">
            <text:p>ẽ3̃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 office:value-type="string" calcext:value-type="string">
            <text:p>ẽ3̃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 office:value-type="string" calcext:value-type="string">
            <text:p>ẽ5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 office:value-type="string" calcext:value-type="string">
            <text:p>ĩ1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 office:value-type="string" calcext:value-type="string">
            <text:p>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 office:value-type="string" calcext:value-type="string">
            <text:p>ĩ3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 office:value-type="string" calcext:value-type="string">
            <text:p>ĩ3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 office:value-type="string" calcext:value-type="string">
            <text:p>ĩ35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 office:value-type="string" calcext:value-type="string">
            <text:p>ĩ3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 office:value-type="string" calcext:value-type="string">
            <text:p>ĩ3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 office:value-type="string" calcext:value-type="string">
            <text:p>ĩ5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 office:value-type="string" calcext:value-type="string">
            <text:p>ɨ̃1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 office:value-type="string" calcext:value-type="string">
            <text:p>ɨ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 office:value-type="string" calcext:value-type="string">
            <text:p>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 office:value-type="string" calcext:value-type="string">
            <text:p>ɨ̃3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 office:value-type="string" calcext:value-type="string">
            <text:p>ɨ̃3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 office:value-type="string" calcext:value-type="string">
            <text:p>ɨ̃35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 office:value-type="string" calcext:value-type="string">
            <text:p>ɨ̃3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 office:value-type="string" calcext:value-type="string">
            <text:p>ɨ̃3̃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 office:value-type="string" calcext:value-type="string">
            <text:p>ɨ̃3̃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 office:value-type="string" calcext:value-type="string">
            <text:p>ɨ̃3̃ɨ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 office:value-type="string" calcext:value-type="string">
            <text:p>ɨ̃3̃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 office:value-type="string" calcext:value-type="string">
            <text:p>ɨ̃5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 office:value-type="string" calcext:value-type="string">
            <text:p>õ1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 office:value-type="string" calcext:value-type="string">
            <text:p>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 office:value-type="string" calcext:value-type="string">
            <text:p>õ3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 office:value-type="string" calcext:value-type="string">
            <text:p>õ3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 office:value-type="string" calcext:value-type="string">
            <text:p>õ35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 office:value-type="string" calcext:value-type="string">
            <text:p>õ3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 office:value-type="string" calcext:value-type="string">
            <text:p>õ3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 office:value-type="string" calcext:value-type="string">
            <text:p>õ5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 office:value-type="string" calcext:value-type="string">
            <text:p>ũ1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 office:value-type="string" calcext:value-type="string">
            <text:p>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 office:value-type="string" calcext:value-type="string">
            <text:p>ũ3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 office:value-type="string" calcext:value-type="string">
            <text:p>ũ3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 office:value-type="string" calcext:value-type="string">
            <text:p>ũ35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 office:value-type="string" calcext:value-type="string">
            <text:p>ũ3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 office:value-type="string" calcext:value-type="string">
            <text:p>ũ3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 office:value-type="string" calcext:value-type="string">
            <text:p>ũ5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atat11.$A$1" table:cell-range-address="$peno11.$B$1:.$B$168"/>
        </table:named-expressions>
      </table:table>
      <table:table table:name="prog12" table:style-name="ta18">
        <office:forms form:automatic-focus="false" form:apply-design-mode="false"/>
        <table:table-column table:style-name="co2" table:number-columns-repeated="6" table:default-cell-style-name="ce10"/>
        <table:table-column table:style-name="co14" table:default-cell-style-name="ce10"/>
        <table:table-column table:style-name="co2" table:number-columns-repeated="1017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</text:span><text:span text:style-name="T5">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0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olo11" table:style-name="ta19">
        <table:table-column table:style-name="co4" table:number-columns-repeated="64" table:default-cell-style-name="ce10"/>
        <table:table-column table:style-name="co4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yoso11" table:style-name="ta20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59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ari00_dr87" table:style-name="ta21">
        <office:forms form:automatic-focus="false" form:apply-design-mode="false"/>
        <table:table-column table:style-name="co2" table:default-cell-style-name="ce8"/>
        <table:table-column table:style-name="co15" table:default-cell-style-name="ce8"/>
        <table:table-column table:style-name="co16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table:style-name="Default"/>
          <table:table-cell office:value-type="string" calcext:value-type="string">
            <text:p>ⁿz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ȼ</text:p>
          </table:table-cell>
          <table:table-cell table:style-name="ce10"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dʸ</text:p>
          </table:table-cell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ǰ</text:p>
          </table:table-cell>
          <table:table-cell office:value-type="string" calcext:value-type="string">
            <text:p>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kʸ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ⁿǰ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š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tʸ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č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ž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’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à̧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ǎ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ā̧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á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á̧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â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â̧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è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̌</text:p>
          </table:table-cell>
          <table:table-cell office:value-type="string" calcext:value-type="string">
            <text:p>e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ē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̄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ê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ě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ì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ì̧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ǐ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ǐ̧</text:p>
          </table:table-cell>
          <table:table-cell office:value-type="string" calcext:value-type="string">
            <text:p>i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ī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ī̧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í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í̧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î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î̧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i᷅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̌</text:p>
          </table:table-cell>
          <table:table-cell office:value-type="string" calcext:value-type="string">
            <text:p>ɨ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̄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ò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ò̧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ǒ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ō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ō̧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ó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ó̧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ù̧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ǔ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ǔ̧</text:p>
          </table:table-cell>
          <table:table-cell office:value-type="string" calcext:value-type="string">
            <text:p>u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ū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ū̧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ú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ú̧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ǜ</text:p>
          </table:table-cell>
          <table:table-cell office:value-type="string" calcext:value-type="string">
            <text:p>ʉ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ǖ</text:p>
          </table:table-cell>
          <table:table-cell office:value-type="string" calcext:value-type="string">
            <text:p>ʉ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ǘ</text:p>
          </table:table-cell>
          <table:table-cell office:value-type="string" calcext:value-type="string">
            <text:p>ʉ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5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7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9" table:target-range-address="conc11.A1:conc11.D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1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5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6" table:target-range-address="jica11.A1:jica11.E53" table:orientation="column"/>
        <table:database-range table:name="__Anonymous_Sheet_DB__18" table:target-range-address="mixt11.A1:mixt11.G36" table:orientation="column"/>
        <table:database-range table:name="__Anonymous_Sheet_DB__19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0" table:target-range-address="peno11.B1:peno11.B168" table:orientation="column"/>
        <table:database-range table:name="__Anonymous_Sheet_DB__21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24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F" svg:font-family="" style:font-family-generic="roman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1:49:58.65090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596</meta:editing-cycles>
    <meta:creation-date>2020-02-18T16:03:04</meta:creation-date>
    <dc:date>2020-07-30T12:34:48.978446837</dc:date>
    <dc:language>en-US</dc:language>
    <meta:editing-duration>P1DT11H7M1S</meta:editing-duration>
    <meta:generator>LibreOffice/6.3.6.2$MacOSX_X86_64 LibreOffice_project/2196df99b074d8a661f4036fca8fa0cbfa33a497</meta:generator>
    <meta:document-statistic meta:table-count="26" meta:cell-count="113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